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5f53" officeooo:paragraph-rsid="00055f53"/>
    </style:style>
    <style:style style:name="P2" style:family="paragraph" style:parent-style-name="Standard" style:list-style-name="L1">
      <style:text-properties officeooo:rsid="00055f53" officeooo:paragraph-rsid="00055f53"/>
    </style:style>
    <style:style style:name="P3" style:family="paragraph" style:parent-style-name="Standard" style:list-style-name="L3">
      <style:text-properties officeooo:rsid="00055f53" officeooo:paragraph-rsid="00055f53"/>
    </style:style>
    <style:style style:name="P4" style:family="paragraph" style:parent-style-name="Standard" style:list-style-name="L1">
      <style:text-properties fo:font-weight="bold" officeooo:rsid="00055f53" officeooo:paragraph-rsid="00055f53" style:font-weight-asian="bold" style:font-weight-complex="bold"/>
    </style:style>
    <style:style style:name="P5" style:family="paragraph" style:parent-style-name="Standard">
      <style:text-properties fo:font-size="14pt" fo:font-weight="bold" officeooo:rsid="00055f53" officeooo:paragraph-rsid="00055f53" style:font-weight-asian="bold" style:font-weight-complex="bold"/>
    </style:style>
    <style:style style:name="P6" style:family="paragraph" style:parent-style-name="Standard" style:list-style-name="L1">
      <style:text-properties officeooo:rsid="00065aed" officeooo:paragraph-rsid="00055f53"/>
    </style:style>
    <style:style style:name="P7" style:family="paragraph" style:parent-style-name="Standard" style:list-style-name="L1">
      <style:text-properties officeooo:rsid="00057a28" officeooo:paragraph-rsid="00055f53"/>
    </style:style>
    <style:style style:name="P8" style:family="paragraph" style:parent-style-name="Standard">
      <style:text-properties fo:font-size="16pt" fo:font-weight="bold" officeooo:rsid="00055f53" officeooo:paragraph-rsid="00055f53" style:font-weight-asian="bold" style:font-weight-complex="bold"/>
    </style:style>
    <style:style style:name="P9" style:family="paragraph" style:parent-style-name="Standard" style:list-style-name="L1">
      <style:text-properties fo:font-size="12pt" fo:font-weight="bold" officeooo:rsid="00055f53" officeooo:paragraph-rsid="00055f53" style:font-weight-asian="bold" style:font-weight-complex="bold"/>
    </style:style>
    <style:style style:name="P10" style:family="paragraph" style:parent-style-name="Standard" style:list-style-name="L1">
      <style:text-properties fo:font-weight="normal" officeooo:rsid="00057a28" officeooo:paragraph-rsid="00055f53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itos y Heroes </text:p>
      <text:p text:style-name="P1"/>
      <text:p text:style-name="P5">Intro</text:p>
      <text:list xml:id="list3087135286165908078" text:style-name="L1">
        <text:list-item>
          <text:p text:style-name="P9">Définition</text:p>
          <text:list>
            <text:list-item>
              <text:p text:style-name="P10">Mythe</text:p>
              <text:list>
                <text:list-item>
                  <text:p text:style-name="P7">On parle de quelque chose d’existant qui est déformé dans un sens positif, utopique, imaginaire, pour embellir la réalité</text:p>
                </text:list-item>
                <text:list-item>
                  <text:p text:style-name="P7">Ça peut aussi être totalement imaginaire, sans partir de quelque chose de réel</text:p>
                </text:list-item>
              </text:list>
            </text:list-item>
            <text:list-item>
              <text:p text:style-name="P10">Héro</text:p>
              <text:list>
                <text:list-item>
                  <text:p text:style-name="P6">Peut faire référence à un personnage fictif ou réel qui a marqué la tradition, l’histoire, ou la vie quotidienne</text:p>
                </text:list-item>
                <text:list-item>
                  <text:p text:style-name="P6">Qu’ils soient réels ou fictifs, les héros ont réalisés des exploits</text:p>
                </text:list-item>
                <text:list-item>
                  <text:p text:style-name="P6">Ils sont protagonistes d’une histoire</text:p>
                </text:list-item>
              </text:list>
            </text:list-item>
          </text:list>
        </text:list-item>
        <text:list-item>
          <text:p text:style-name="P4">Documents</text:p>
          <text:list>
            <text:list-item>
              <text:p text:style-name="P2">Doc 2 p. 69</text:p>
            </text:list-item>
            <text:list-item>
              <text:p text:style-name="P2"/>
            </text:list-item>
          </text:list>
        </text:list-item>
        <text:list-item>
          <text:p text:style-name="P4">Problématique</text:p>
          <text:list>
            <text:list-item>
              <text:p text:style-name="P2"/>
            </text:list-item>
          </text:list>
        </text:list-item>
      </text:list>
      <text:p text:style-name="P1"/>
      <text:list xml:id="list242264134437743345" text:style-name="L3">
        <text:list-item>
          <text:p text:style-name="P3"/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09:18:44.024000000</meta:creation-date>
    <dc:date>2019-05-06T09:46:14.387000000</dc:date>
    <meta:editing-duration>PT27M30S</meta:editing-duration>
    <meta:editing-cycles>1</meta:editing-cycles>
    <meta:document-statistic meta:table-count="0" meta:image-count="0" meta:object-count="0" meta:page-count="1" meta:paragraph-count="16" meta:word-count="94" meta:character-count="502" meta:non-whitespace-character-count="434"/>
    <meta:generator>LibreOffice/5.1.6.2$Windows_x86 LibreOffice_project/07ac168c60a517dba0f0d7bc7540f5afa45f0909</meta:generator>
  </office:meta>
</office:document-meta>
</file>